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1cm"/>
    </style:style>
    <style:style style:name="co2" style:family="table-column">
      <style:table-column-properties fo:break-before="auto" style:column-width="7.502cm"/>
    </style:style>
    <style:style style:name="co3" style:family="table-column">
      <style:table-column-properties fo:break-before="auto" style:column-width="1.254cm"/>
    </style:style>
    <style:style style:name="co4" style:family="table-column">
      <style:table-column-properties fo:break-before="auto" style:column-width="7.602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5.893cm"/>
    </style:style>
    <style:style style:name="co7" style:family="table-column">
      <style:table-column-properties fo:break-before="auto" style:column-width="6.428cm"/>
    </style:style>
    <style:style style:name="co8" style:family="table-column">
      <style:table-column-properties fo:break-before="auto" style:column-width="6.75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625cm"/>
    </style:style>
    <style:style style:name="co11" style:family="table-column">
      <style:table-column-properties fo:break-before="auto" style:column-width="7.313cm"/>
    </style:style>
    <style:style style:name="co12" style:family="table-column">
      <style:table-column-properties fo:break-before="auto" style:column-width="7.773cm"/>
    </style:style>
    <style:style style:name="co13" style:family="table-column">
      <style:table-column-properties fo:break-before="auto" style:column-width="0.891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7.687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6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ri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NIFICAZIONE</text:p>
          </table:table-cell>
          <table:table-cell table:number-columns-repeated="2"/>
          <table:table-cell office:value-type="string" calcext:value-type="string">
            <text:p>ESTETICA</text:p>
          </table:table-cell>
          <table:table-cell table:number-columns-repeated="2"/>
          <table:table-cell office:value-type="string" calcext:value-type="string">
            <text:p>ACCONCIATURA</text:p>
          </table:table-cell>
          <table:table-cell table:number-columns-repeated="2"/>
          <table:table-cell office:value-type="string" calcext:value-type="string">
            <text:p>AMMINIST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5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5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Accoglienza</text:p>
          </table:table-cell>
          <table:table-cell office:value-type="string" calcext:value-type="string">
            <text:p>Utilità informatica nel set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Utilità informatica nel set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Utilità informatica nel set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Utilità informatica nel set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ssegnazione PC e regole di laboratorio</text:p>
          </table:table-cell>
          <table:table-cell office:value-type="float" office:value="1" calcext:value-type="float">
            <text:p>1</text:p>
          </table:table-cell>
          <table:table-cell table:formula="of:=SUM([.F3:.F4])" office:value-type="float" office:value="2" calcext:value-type="float">
            <text:p>2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segnazione PC e regole di laborato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segnazione PC e regole di laborato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office:value-type="string" calcext:value-type="string">
            <text:p>Generalità PC</text:p>
          </table:table-cell>
          <table:table-cell office:value-type="string" calcext:value-type="string">
            <text:p>Hardware e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ità PC</text:p>
          </table:table-cell>
          <table:table-cell office:value-type="string" calcext:value-type="string">
            <text:p>Hardware e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ità PC</text:p>
          </table:table-cell>
          <table:table-cell office:value-type="string" calcext:value-type="string">
            <text:p>Hardware e 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ità PC</text:p>
          </table:table-cell>
          <table:table-cell office:value-type="string" calcext:value-type="string">
            <text:p>Hardware e softw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ponenti della macchina</text:p>
          </table:table-cell>
          <table:table-cell office:value-type="float" office:value="1" calcext:value-type="float">
            <text:p>1</text:p>
          </table:table-cell>
          <table:table-cell table:formula="of:=SUM([.F6:.F8])" office:value-type="float" office:value="3" calcext:value-type="float">
            <text:p>3</text:p>
          </table:table-cell>
          <table:table-cell office:value-type="string" calcext:value-type="string">
            <text:p>Componenti della macchina</text:p>
          </table:table-cell>
          <table:table-cell office:value-type="float" office:value="1" calcext:value-type="float">
            <text:p>1</text:p>
          </table:table-cell>
          <table:table-cell table:formula="of:=SUM([.I6:.I8])" office:value-type="float" office:value="3" calcext:value-type="float">
            <text:p>3</text:p>
          </table:table-cell>
          <table:table-cell office:value-type="string" calcext:value-type="string">
            <text:p>Componenti della macchina</text:p>
          </table:table-cell>
          <table:table-cell office:value-type="float" office:value="1" calcext:value-type="float">
            <text:p>1</text:p>
          </table:table-cell>
          <table:table-cell table:formula="of:=SUM([.L6:.L8])" office:value-type="float" office:value="3" calcext:value-type="float">
            <text:p>3</text:p>
          </table:table-cell>
          <table:table-cell office:value-type="string" calcext:value-type="string">
            <text:p>Componenti della mac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ftware fondamentali e formati 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ware fondamentali e formati 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ware fondamentali e formati 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ware fondamentali e formati f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office:value-type="string" calcext:value-type="string">
            <text:p>Sistemi Operativi</text:p>
          </table:table-cell>
          <table:table-cell office:value-type="string" calcext:value-type="string">
            <text:p>Panoramica dei vari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stemi Operativi</text:p>
          </table:table-cell>
          <table:table-cell office:value-type="string" calcext:value-type="string">
            <text:p>Panoramica dei vari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stemi Operativi</text:p>
          </table:table-cell>
          <table:table-cell office:value-type="string" calcext:value-type="string">
            <text:p>Panoramica dei vari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stemi Operativi</text:p>
          </table:table-cell>
          <table:table-cell office:value-type="string" calcext:value-type="string">
            <text:p>Panoramica dei vari 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 Windows, comandi principal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 Windows, comandi principal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 Windows, comandi principal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 Windows, comandi principa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office:value-type="string" calcext:value-type="string">
            <text:p>Storia dell’informatica</text:p>
          </table:table-cell>
          <table:table-cell office:value-type="string" calcext:value-type="string">
            <text:p>Storia dei comp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ia dell’informatica</text:p>
          </table:table-cell>
          <table:table-cell office:value-type="string" calcext:value-type="string">
            <text:p>Storia dei comp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ia dell’informatica</text:p>
          </table:table-cell>
          <table:table-cell office:value-type="string" calcext:value-type="string">
            <text:p>Storia dei comp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 Excel (base)</text:p>
          </table:table-cell>
          <table:table-cell office:value-type="string" calcext:value-type="string">
            <text:p>Introduzione ai fogli elettroni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oria delle r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ia delle r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ia delle reti</text:p>
          </table:table-cell>
          <table:table-cell office:value-type="float" office:value="1" calcext:value-type="float">
            <text:p>1</text:p>
          </table:table-cell>
          <table:table-cell table:formula="of:=SUM([.L16:.L25])" office:value-type="float" office:value="21" calcext:value-type="float">
            <text:p>21</text:p>
          </table:table-cell>
          <table:table-cell office:value-type="string" calcext:value-type="string">
            <text:p>Inserimento da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Formato numeri e formattazione tes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gonomia</text:p>
          </table:table-cell>
          <table:table-cell office:value-type="string" calcext:value-type="string">
            <text:p>Malattie del lavoro al comp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gonomia</text:p>
          </table:table-cell>
          <table:table-cell office:value-type="string" calcext:value-type="string">
            <text:p>Malattie del lavoro al comp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gonomia</text:p>
          </table:table-cell>
          <table:table-cell office:value-type="string" calcext:value-type="string">
            <text:p>Malattie del lavoro al compu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ule e calcoli aritmetic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icurezza e legislazi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curezza e legislazi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curezza e legislazi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nzioni SOMMA, MED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Funzioni MIN, 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ount Google</text:p>
          </table:table-cell>
          <table:table-cell office:value-type="string" calcext:value-type="string">
            <text:p>Cos’è un ac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unt Google</text:p>
          </table:table-cell>
          <table:table-cell office:value-type="string" calcext:value-type="string">
            <text:p>Cos’è un ac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unt Google</text:p>
          </table:table-cell>
          <table:table-cell office:value-type="string" calcext:value-type="string">
            <text:p>Cos’è un accou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nzione CON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noramica servizi Goog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oramica servizi Goog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oramica servizi Goog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tri e ordinamen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oogl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oogl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oogl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nchi a disce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fic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ontat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tat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tat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  <table:table-cell office:value-type="string" calcext:value-type="string">
            <text:p>Creazione documenti in Excel (base)</text:p>
          </table:table-cell>
          <table:table-cell office:value-type="string" calcext:value-type="string">
            <text:p>Fattura a una aliquo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 Word</text:p>
          </table:table-cell>
          <table:table-cell office:value-type="string" calcext:value-type="string">
            <text:p>Formato testo e sti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 Word</text:p>
          </table:table-cell>
          <table:table-cell office:value-type="string" calcext:value-type="string">
            <text:p>Formato testo e sti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 Word</text:p>
          </table:table-cell>
          <table:table-cell office:value-type="string" calcext:value-type="string">
            <text:p>Formato testo e stili</text:p>
          </table:table-cell>
          <table:table-cell office:value-type="float" office:value="1" calcext:value-type="float">
            <text:p>1</text:p>
          </table:table-cell>
          <table:table-cell table:formula="of:=SUM([.L25:.L28])" office:value-type="float" office:value="8" calcext:value-type="float">
            <text:p>8</text:p>
          </table:table-cell>
          <table:table-cell office:value-type="string" calcext:value-type="string">
            <text:p>Fattura a più aliqu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reazione in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azione in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azione in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nco clien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ormato paragraf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to paragraf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to paragraf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nco spe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portazione immag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azione immag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azione immag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ttura con ripar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ayout di pagina, interruzio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yout di pagina, interruzio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yout di pagina, interruzio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va e sostituis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va e sostituis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va e sostituisc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bel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zione manuale di setto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reazione manuale di setto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reazione manuale di settor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 PowerPoint</text:p>
          </table:table-cell>
          <table:table-cell office:value-type="string" calcext:value-type="string">
            <text:p>Layout diapositi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 PowerPoint</text:p>
          </table:table-cell>
          <table:table-cell office:value-type="string" calcext:value-type="string">
            <text:p>Layout diapositi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 PowerPoint</text:p>
          </table:table-cell>
          <table:table-cell office:value-type="string" calcext:value-type="string">
            <text:p>Layout diapositiv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mato testo e stil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to testo e stil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to testo e stil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erimento immagini, grafici e tabel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imento immagini, grafici e tabel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imento immagini, grafici e tabel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zioni, link e antepr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zioni, link e antepr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zioni, link e antepr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gettazione te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gettazione te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gettazione tem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imazioni e transizio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imazioni e transizio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imazioni e transizion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ole presentazioni effica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ole presentazioni effica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ole presentazioni efficac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zione presentazione argomento a scel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azione presentazione argomento a scel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azione presentazione argomento a scel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entazione elaborat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esentazione elaborat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esentazione elaborati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gomento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omento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omento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omento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gomento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omento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omento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omento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otale corso</text:p>
          </table:table-cell>
          <table:table-cell table:formula="of:=SUM([.C3:.C47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F3:.F47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I3:.I47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L3:.L47])" office:value-type="float" office:value="40" calcext:value-type="float">
            <text:p>40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IDEE PER EDUCAZIONE CIVICA DIGIT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ittograf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ish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rus ec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patto ambientale della produzione di telefoni e compu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vecchi compu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reen time, come gestirl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social networ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lligenza artifici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tiquet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tturazione elettron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aming, abbonamenti, ec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n sour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gonomia, postu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faticamento occhi, colore nottur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ritti e privacy online</text:p>
          </table:table-cell>
          <table:table-cell table:number-columns-repeated="3"/>
          <table:table-cell office:value-type="string" calcext:value-type="string">
            <text:p>Fare Scratch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 footpr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rendere e decodificare le informazioni, fonti attendibi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new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sa è “il cloud”</text:p>
          </table:table-cell>
          <table:table-cell table:number-columns-repeated="11"/>
        </table:table-row>
      </table:table>
      <table:table table:name="Seconda" table:style-name="ta1">
        <table:table-column table:style-name="co1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NIFICAZIONE</text:p>
          </table:table-cell>
          <table:table-cell table:number-columns-repeated="2"/>
          <table:table-cell office:value-type="string" calcext:value-type="string">
            <text:p>ESTETICA</text:p>
          </table:table-cell>
          <table:table-cell table:number-columns-repeated="2"/>
          <table:table-cell office:value-type="string" calcext:value-type="string">
            <text:p>ACCONCIATURA</text:p>
          </table:table-cell>
          <table:table-cell table:number-columns-repeated="2"/>
          <table:table-cell office:value-type="string" calcext:value-type="string">
            <text:p>AMMINIST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60 ore</text:p>
          </table:table-cell>
          <table:table-cell/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office:value-type="string" calcext:value-type="string">
            <text:p>MS Excel (base)</text:p>
          </table:table-cell>
          <table:table-cell office:value-type="string" calcext:value-type="string">
            <text:p>Introduzione ai fogli elettroni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 Excel (base)</text:p>
          </table:table-cell>
          <table:table-cell office:value-type="string" calcext:value-type="string">
            <text:p>Introduzione ai fogli elettroni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 Excel (base)</text:p>
          </table:table-cell>
          <table:table-cell office:value-type="string" calcext:value-type="string">
            <text:p>Introduzione ai fogli elettroni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 Excel (intermedio)</text:p>
          </table:table-cell>
          <table:table-cell office:value-type="string" calcext:value-type="string">
            <text:p>Ripasso argomenti anno precede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C5:.C14])" office:value-type="float" office:value="16" calcext:value-type="float">
            <text:p>16</text:p>
          </table:table-cell>
          <table:table-cell office:value-type="string" calcext:value-type="string">
            <text:p>Inserimento da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imento da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imento da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nzioni casua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ormato numeri e formattazione te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to numeri e formattazione te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to numeri e formattazione tes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nzioni E, O, 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ormule e calcoli aritmetic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mule e calcoli aritmetic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mule e calcoli aritmetic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mattazione condizion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unzioni SOMMA, MED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nzioni SOMMA, MED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nzioni SOMMA, MED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nzioni SOMMA.SE, CONTA.SE, MEDIA.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unzioni MIN, M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nzioni MIN, M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nzioni MIN, M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legamen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unzione CON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nzione CON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nzione CON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valida dei da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iltri e ordinamen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ltri e ordinamen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ltri e ordinamen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ltri e ordinamenti avanza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lenchi a disces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enchi a disces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nchi a disces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btota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rafic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fic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fic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  <table:table-cell office:value-type="string" calcext:value-type="string">
            <text:p>Creazione documenti in Excel (intermedio)</text:p>
          </table:table-cell>
          <table:table-cell office:value-type="string" calcext:value-type="string">
            <text:p>Scheda magazzi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v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v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v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C16:.C21])"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tro da inventa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 Word</text:p>
          </table:table-cell>
          <table:table-cell office:value-type="string" calcext:value-type="string">
            <text:p>Formato testo e st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eazione ind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mato paragr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Importazione immag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ayout di pagina, interruzi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rova e sostituis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abe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reazione manuale di setto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S PowerPoint</text:p>
          </table:table-cell>
          <table:table-cell office:value-type="string" calcext:value-type="string">
            <text:p>Layout diapositi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ormato testo e st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imento immagini, grafici e tabe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zioni, link e antepr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rogettazione te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nimazioni e transizi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egole presentazioni effica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reazione presentazione argomento a sce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resentazione elaborat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rgoment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rgoment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otale</text:p>
          </table:table-cell>
          <table:table-cell table:formula="of:=SUM([.C3:.C32])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F3:.F41])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I3:.I41])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L3:.L41])" office:value-type="float" office:value="60" calcext:value-type="float">
            <text:p>60</text:p>
          </table:table-cell>
        </table:table-row>
      </table:table>
      <table:table table:name="Terza" table:style-name="ta1">
        <table:table-column table:style-name="co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ANIFICAZIONE</text:p>
          </table:table-cell>
          <table:table-cell table:number-columns-repeated="2"/>
          <table:table-cell office:value-type="string" calcext:value-type="string">
            <text:p>ESTETICA</text:p>
          </table:table-cell>
          <table:table-cell table:number-columns-repeated="2"/>
          <table:table-cell office:value-type="string" calcext:value-type="string">
            <text:p>ACCONCIATURA</text:p>
          </table:table-cell>
          <table:table-cell table:number-columns-repeated="2"/>
          <table:table-cell office:value-type="string" calcext:value-type="string">
            <text:p>AMMINIST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30 ore</text:p>
          </table:table-cell>
          <table:table-cell/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office:value-type="string" calcext:value-type="string">
            <text:p>Curriculum Vitae</text:p>
          </table:table-cell>
          <table:table-cell office:value-type="string" calcext:value-type="string">
            <text:p>Elementi e finalità del curricul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iculum Vitae</text:p>
          </table:table-cell>
          <table:table-cell office:value-type="string" calcext:value-type="string">
            <text:p>Elementi e finalità del curricul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iculum Vitae</text:p>
          </table:table-cell>
          <table:table-cell office:value-type="string" calcext:value-type="string">
            <text:p>Elementi e finalità del curricul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odello Entità-Relazi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:.C11])" office:value-type="float" office:value="16" calcext:value-type="float">
            <text:p>16</text:p>
          </table:table-cell>
          <table:table-cell office:value-type="string" calcext:value-type="string">
            <text:p>Il modello CV Europ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 modello CV Europ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 modello CV Europ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 chiavi identifica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passo MS 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asso MS 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asso MS 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tribu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ealizzazione del proprio CV Europe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alizzazione del proprio CV Europe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alizzazione del proprio CV Europe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lazioni tra entit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V non europeo con Canv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V non europeo con Canv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V non europeo con Canv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alizzazione progetto persona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sposizione del proprio C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posizione del proprio C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posizione del proprio C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cchetti G1</text:p>
          </table:table-cell>
          <table:table-cell office:value-type="string" calcext:value-type="string">
            <text:p>Introduzione al gestionale Zucchet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ttera di presentazi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ttera di presentazi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ttera di presentazi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grafica clien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eting Grafico</text:p>
          </table:table-cell>
          <table:table-cell office:value-type="string" calcext:value-type="string">
            <text:p>Regole del marketing grafic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Anagrafica ban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C12:.C16])" office:value-type="float" office:value="6" calcext:value-type="float">
            <text:p>6</text:p>
          </table:table-cell>
          <table:table-cell office:value-type="string" calcext:value-type="string">
            <text:p>Volantini con Can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eting Grafico</text:p>
          </table:table-cell>
          <table:table-cell office:value-type="string" calcext:value-type="string">
            <text:p>Regole del marketing graf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eting Grafico</text:p>
          </table:table-cell>
          <table:table-cell office:value-type="string" calcext:value-type="string">
            <text:p>Regole del marketing grafic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grafica fornito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ghi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lantini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olantini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gazzi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rochure con Canv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hi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hi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D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glietto da visita con Canv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ochure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ochure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t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glietto da visita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iglietto da visita co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bro giorn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rtfolio</text:p>
          </table:table-cell>
          <table:table-cell office:value-type="string" calcext:value-type="string">
            <text:p>Strument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Strumento 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rument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umento 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ument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umento 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goment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goment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goment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goment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gomento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Total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Totale corso</text:p>
          </table:table-cell>
          <table:table-cell table:formula="of:=SUM([.F3:.F26])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I3:.I26])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L3:.L26]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Totale corso</text:p>
          </table:table-cell>
          <table:table-cell table:formula="of:=SUM([.C3:.C24])" office:value-type="float" office:value="30" calcext:value-type="float">
            <text:p>30</text:p>
          </table:table-cell>
          <table:table-cell table:number-columns-repeated="9"/>
        </table:table-row>
      </table:table>
      <table:table table:name="Quarta" table:style-name="ta1"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0" table:default-cell-style-name="Default"/>
        <table:table-column table:style-name="co16" table:default-cell-style-name="ce2"/>
        <table:table-row table:style-name="ro1">
          <table:table-cell office:value-type="string" calcext:value-type="string">
            <text:p>ESTETICA</text:p>
          </table:table-cell>
          <table:table-cell table:style-name="ce4"/>
          <table:table-cell table:style-name="ce4" office:value-type="string" calcext:value-type="string">
            <text:p>Ore</text:p>
          </table:table-cell>
          <table:table-cell office:value-type="string" calcext:value-type="string">
            <text:p>ACCONCIATURA</text:p>
          </table:table-cell>
          <table:table-cell/>
          <table:table-cell table:style-name="ce4" office:value-type="string" calcext:value-type="string">
            <text:p>Ore</text:p>
          </table:table-cell>
          <table:table-cell office:value-type="string" calcext:value-type="string">
            <text:p>AMMINISTRATIVO</text:p>
          </table:table-cell>
          <table:table-cell/>
          <table:table-cell table:style-name="ce4"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40 ore</text:p>
          </table:table-cell>
          <table:table-cell table:number-columns-repeated="2"/>
          <table:table-cell office:value-type="string" calcext:value-type="string">
            <text:p>40 ore</text:p>
          </table:table-cell>
          <table:table-cell table:number-columns-repeated="2"/>
          <table:table-cell office:value-type="string" calcext:value-type="string">
            <text:p>50 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glienza</text:p>
          </table:table-cell>
          <table:table-cell table:style-name="Default" office:value-type="string" calcext:value-type="string">
            <text:p>Assegnazione PC e regole di laboratorio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oglienza</text:p>
          </table:table-cell>
          <table:table-cell office:value-type="string" calcext:value-type="string">
            <text:p>Assegnazione PC e regole di laboratorio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style-name="Default"/>
          <table:table-cell/>
          <table:table-cell table:style-name="ce2" office:value-type="string" calcext:value-type="string">
            <text:p>Totale</text:p>
          </table:table-cell>
          <table:table-cell table:style-name="Default"/>
          <table:table-cell/>
          <table:table-cell table:style-name="ce2" office:value-type="string" calcext:value-type="string">
            <text:p>Totale</text:p>
          </table:table-cell>
          <table:table-cell table:style-name="Default"/>
        </table:table-row>
        <table:table-row table:style-name="ro1">
          <table:table-cell office:value-type="string" calcext:value-type="string">
            <text:p>Gestire un’agenda</text:p>
          </table:table-cell>
          <table:table-cell office:value-type="string" calcext:value-type="string">
            <text:p>Google Calend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stire un’agenda</text:p>
          </table:table-cell>
          <table:table-cell table:style-name="ce2" office:value-type="string" calcext:value-type="string">
            <text:p>Google Calend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 Excel (avanzato)</text:p>
          </table:table-cell>
          <table:table-cell office:value-type="string" calcext:value-type="string">
            <text:p>Ripasso argomenti anni precedenti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estione appuntamenti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Gestione appuntamenti</text:p>
          </table:table-cell>
          <table:table-cell office:value-type="float" office:value="2" calcext:value-type="float">
            <text:p>2</text:p>
          </table:table-cell>
          <table:table-cell table:formula="of:=SUM([.I7:.I11])" office:value-type="float" office:value="8" calcext:value-type="float">
            <text:p>8</text:p>
          </table:table-cell>
          <table:table-cell office:value-type="string" calcext:value-type="string">
            <text:p>Formattazione condizionale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mulazione di gestione attività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imulazione di gestione attività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valida dei dati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number-columns-repeated="2"/>
          <table:table-cell table:style-name="ce2" office:value-type="string" calcext:value-type="string">
            <text:p>Totale</text:p>
          </table:table-cell>
          <table:table-cell table:number-columns-repeated="2"/>
          <table:table-cell office:value-type="string" calcext:value-type="string">
            <text:p>Filtri e ordinamenti avanzati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azione idea di business</text:p>
          </table:table-cell>
          <table:table-cell office:value-type="string" calcext:value-type="string">
            <text:p>Scelta del luogo e del ta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idea di business</text:p>
          </table:table-cell>
          <table:table-cell table:style-name="ce2" office:value-type="string" calcext:value-type="string">
            <text:p>Scelta del luogo e del targ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e e grafici piv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istino prezzi in Can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Listino prezzi i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rochure in Can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rochure in Canv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e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Insegna in Can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Insegna in Can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documenti in Excel (avanzato)</text:p>
          </table:table-cell>
          <table:table-cell office:value-type="string" calcext:value-type="string">
            <text:p>Progetto 1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go in Can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Logo in Canva</text:p>
          </table:table-cell>
          <table:table-cell office:value-type="float" office:value="2" calcext:value-type="float">
            <text:p>2</text:p>
          </table:table-cell>
          <table:table-cell table:formula="of:=SUM([.I12:.I14])" office:value-type="float" office:value="6" calcext:value-type="float">
            <text:p>6</text:p>
          </table:table-cell>
          <table:table-cell office:value-type="string" calcext:value-type="string">
            <text:p>Progetto 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Regole contenuti pubblicitari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Regole contenuti pubblicitari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Progetto 3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Presentazione business in PowerPoint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Presentazione business in PowerPoint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Totale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style-name="Default"/>
          <table:table-cell/>
          <table:table-cell office:value-type="string" calcext:value-type="string">
            <text:p>Totale</text:p>
          </table:table-cell>
          <table:table-cell table:style-name="Default"/>
          <table:table-cell office:value-type="string" calcext:value-type="string">
            <text:p>MS Access</text:p>
          </table:table-cell>
          <table:table-cell office:value-type="string" calcext:value-type="string">
            <text:p>Cosa è un data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 Excel (intermedio)</text:p>
          </table:table-cell>
          <table:table-cell table:style-name="Default" office:value-type="string" calcext:value-type="string">
            <text:p>Ripasso argomenti anni precedenti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MS Excel (intermedio)</text:p>
          </table:table-cell>
          <table:table-cell office:value-type="string" calcext:value-type="string">
            <text:p>Ripasso argomenti anni precedenti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DB aziendale: clienti, fornito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unzioni casuali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unzioni casuali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B aziendale: vendite, acquis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unzioni E, O, SE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unzioni E, O, SE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Query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ormattazione condizionale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Formattazione condizionale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Andamento statisti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Funzioni SOMMA.SE, CONTA.SE, MEDIA.SE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Funzioni SOMMA.SE, CONTA.SE, MEDIA.SE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Masch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Collegamenti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Collegamenti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Importazione dati Ex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Convalida dei dati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Convalida dei dati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Esportazione dati Ex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Filtri e ordinamenti avanzati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Filtri e ordinamenti avanzati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Totale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Subtotali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Subtotali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arketing Grafico</text:p>
          </table:table-cell>
          <table:table-cell office:value-type="string" calcext:value-type="string">
            <text:p>Regole del marketing grafico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style-name="Default"/>
          <table:table-cell/>
          <table:table-cell office:value-type="string" calcext:value-type="string">
            <text:p>Totale</text:p>
          </table:table-cell>
          <table:table-cell table:style-name="Default"/>
          <table:table-cell/>
          <table:table-cell office:value-type="string" calcext:value-type="string">
            <text:p>Volantini con Canva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oghi con Canva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Brochure con Canva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Biglietto da visita con Canva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Totale</text:p>
          </table:table-cell>
          <table:table-cell table:style-name="Default"/>
        </table:table-row>
        <table:table-row table:style-name="ro1">
          <table:table-cell office:value-type="string" calcext:value-type="string">
            <text:p>Educazione civica digitale</text:p>
          </table:table-cell>
          <table:table-cell table:style-name="Default" office:value-type="string" calcext:value-type="string">
            <text:p>Argomento 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table:style-name="Default"/>
          <table:table-cell office:value-type="string" calcext:value-type="string">
            <text:p>Educazione civica digitale</text:p>
          </table:table-cell>
          <table:table-cell office:value-type="string" calcext:value-type="string">
            <text:p>Argomento 1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Argomento 2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Argomento 2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Argomento 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Argomento 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Argomento 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Argomento 3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style-name="Default"/>
          <table:table-cell/>
          <table:table-cell office:value-type="string" calcext:value-type="string">
            <text:p>Totale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Total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otale corso</text:p>
          </table:table-cell>
          <table:table-cell table:formula="of:=SUM([.C2:.C35])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F2:.F34])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Totale corso</text:p>
          </table:table-cell>
          <table:table-cell table:formula="of:=SUM([.I2:.I34])" office:value-type="float" office:value="50" calcext:value-type="float">
            <text:p>50</text:p>
          </table:table-cell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DB__1" table:target-range-address="Quarta.A1:Quarta.I31" table:contains-header="false"/>
        <table:database-range table:name="__Anonymous_Sheet_DB__3" table:target-range-address="Quarta.A1:Quarta.I3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9:52:45.003311124</meta:creation-date>
    <dc:date>2024-10-12T15:30:14.600051155</dc:date>
    <meta:editing-duration>PT2H8M2S</meta:editing-duration>
    <meta:editing-cycles>29</meta:editing-cycles>
    <meta:generator>LibreOffice/7.3.7.2$Linux_X86_64 LibreOffice_project/30$Build-2</meta:generator>
    <meta:document-statistic meta:table-count="4" meta:cell-count="1008" meta:object-count="0"/>
  </office:meta>
</office:document-meta>
</file>